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tmp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fo:clip="rect(0in, 0in, 0in, 0.15666in)" draw:stroke="none"/>
    </style:style>
  </office:automatic-styles>
  <office:body>
    <office:presentation>
      <draw:page draw:name="Slide1" draw:style-name="a380" draw:master-page-name="Master1-Layout7-blank-Blank" presentation:presentation-page-layout-name="Master1-PPL7" draw:id="Slide-256">
        <draw:frame draw:id="id63" draw:style-name="a381" draw:name="Picture 4" svg:x="0.42373in" svg:y="1.61447in" svg:width="12.64257in" svg:height="4.27105in" style:rel-width="scale" style:rel-height="scale">
          <draw:image xlink:href="media/image1.tmp" xlink:type="simple" xlink:show="embed" xlink:actuate="onLoad"/>
          <svg:title/>
          <svg:desc>A screenshot of a cell phone

Description automatically generated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Ramesh, Thanusha (SRH Hochschule Heidelberg Student)</meta:initial-creator>
    <dc:creator>Ramesh, Thanusha (SRH Hochschule Heidelberg Student)</dc:creator>
    <meta:creation-date>2020-03-11T03:39:50Z</meta:creation-date>
    <dc:date>2020-03-11T03:42:30Z</dc:date>
    <meta:editing-cycles>1</meta:editing-cycles>
    <meta:editing-duration>PT160S</meta:editing-duration>
    <meta:document-statistic meta:paragraph-count="0" meta:word-count="0"/>
  </office:meta>
</office:document-meta>
</file>